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Czasy dla znajdywania elementu w milisekundach</text:p>
          </table:table-cell>
          <table:covered-table-cell table:number-columns-repeated="4" table:style-name="ce1"/>
          <table:table-cell/>
        </table:table-row>
        <table:table-row table:style-name="ro1">
          <table:table-cell office:value-type="string" calcext:value-type="string">
            <text:p>Ilość elementów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000000" calcext:value-type="float">
            <text:p>100000000</text:p>
          </table:table-cell>
          <table:table-cell office:value-type="string" calcext:value-type="string">
            <text:p>nr pomiaru</text:p>
          </table:table-cell>
        </table:table-row>
        <table:table-row table:style-name="ro1">
          <table:table-cell table:formula="of:=CONCATENATE(&quot;Pomiar &quot;;TEXT([.G3];0);&quot; [ms]&quot;)" office:value-type="string" office:string-value="Pomiar 1 [ms]" calcext:value-type="string">
            <text:p>Pomiar 1 [ms]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CONCATENATE(&quot;Pomiar &quot;;TEXT([.G4];0);&quot; [ms]&quot;)" office:value-type="string" office:string-value="Pomiar 2 [ms]" calcext:value-type="string">
            <text:p>Pomiar 2 [ms]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CONCATENATE(&quot;Pomiar &quot;;TEXT([.G5];0);&quot; [ms]&quot;)" office:value-type="string" office:string-value="Pomiar 3 [ms]" calcext:value-type="string">
            <text:p>Pomiar 3 [ms]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CONCATENATE(&quot;Pomiar &quot;;TEXT([.G6];0);&quot; [ms]&quot;)" office:value-type="string" office:string-value="Pomiar 4 [ms]" calcext:value-type="string">
            <text:p>Pomiar 4 [ms]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CONCATENATE(&quot;Pomiar &quot;;TEXT([.G7];0);&quot; [ms]&quot;)" office:value-type="string" office:string-value="Pomiar 5 [ms]" calcext:value-type="string">
            <text:p>Pomiar 5 [ms]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CONCATENATE(&quot;Pomiar &quot;;TEXT([.G8];0);&quot; [ms]&quot;)" office:value-type="string" office:string-value="Pomiar 6 [ms]" calcext:value-type="string">
            <text:p>Pomiar 6 [ms]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CONCATENATE(&quot;Pomiar &quot;;TEXT([.G9];0);&quot; [ms]&quot;)" office:value-type="string" office:string-value="Pomiar 7 [ms]" calcext:value-type="string">
            <text:p>Pomiar 7 [ms]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formula="of:=CONCATENATE(&quot;Pomiar &quot;;TEXT([.G10];0);&quot; [ms]&quot;)" office:value-type="string" office:string-value="Pomiar 8 [ms]" calcext:value-type="string">
            <text:p>Pomiar 8 [ms]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CONCATENATE(&quot;Pomiar &quot;;TEXT([.G11];0);&quot; [ms]&quot;)" office:value-type="string" office:string-value="Pomiar 9 [ms]" calcext:value-type="string">
            <text:p>Pomiar 9 [ms]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CONCATENATE(&quot;Pomiar &quot;;TEXT([.G12];0);&quot; [ms]&quot;)" office:value-type="string" office:string-value="Pomiar 10 [ms]" calcext:value-type="string">
            <text:p>Pomiar 10 [ms]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CONCATENATE(&quot;Pomiar &quot;;TEXT([.G13];0);&quot; [ms]&quot;)" office:value-type="string" office:string-value="Pomiar 11 [ms]" calcext:value-type="string">
            <text:p>Pomiar 11 [ms]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CONCATENATE(&quot;Pomiar &quot;;TEXT([.G14];0);&quot; [ms]&quot;)" office:value-type="string" office:string-value="Pomiar 12 [ms]" calcext:value-type="string">
            <text:p>Pomiar 12 [ms]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CONCATENATE(&quot;Pomiar &quot;;TEXT([.G15];0);&quot; [ms]&quot;)" office:value-type="string" office:string-value="Pomiar 13 [ms]" calcext:value-type="string">
            <text:p>Pomiar 13 [ms]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CONCATENATE(&quot;Pomiar &quot;;TEXT([.G16];0);&quot; [ms]&quot;)" office:value-type="string" office:string-value="Pomiar 14 [ms]" calcext:value-type="string">
            <text:p>Pomiar 14 [ms]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CONCATENATE(&quot;Pomiar &quot;;TEXT([.G17];0);&quot; [ms]&quot;)" office:value-type="string" office:string-value="Pomiar 15 [ms]" calcext:value-type="string">
            <text:p>Pomiar 15 [ms]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CONCATENATE(&quot;Pomiar &quot;;TEXT([.G18];0);&quot; [ms]&quot;)" office:value-type="string" office:string-value="Pomiar 16 [ms]" calcext:value-type="string">
            <text:p>Pomiar 16 [ms]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CONCATENATE(&quot;Pomiar &quot;;TEXT([.G19];0);&quot; [ms]&quot;)" office:value-type="string" office:string-value="Pomiar 17 [ms]" calcext:value-type="string">
            <text:p>Pomiar 17 [ms]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CONCATENATE(&quot;Pomiar &quot;;TEXT([.G20];0);&quot; [ms]&quot;)" office:value-type="string" office:string-value="Pomiar 18 [ms]" calcext:value-type="string">
            <text:p>Pomiar 18 [ms]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CONCATENATE(&quot;Pomiar &quot;;TEXT([.G21];0);&quot; [ms]&quot;)" office:value-type="string" office:string-value="Pomiar 19 [ms]" calcext:value-type="string">
            <text:p>Pomiar 19 [ms]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CONCATENATE(&quot;Pomiar &quot;;TEXT([.G22];0);&quot; [ms]&quot;)" office:value-type="string" office:string-value="Pomiar 20 [ms]" calcext:value-type="string">
            <text:p>Pomiar 20 [ms]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CONCATENATE(&quot;Pomiar &quot;;TEXT([.G23];0);&quot; [ms]&quot;)" office:value-type="string" office:string-value="Pomiar 21 [ms]" calcext:value-type="string">
            <text:p>Pomiar 21 [ms]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CONCATENATE(&quot;Pomiar &quot;;TEXT([.G24];0);&quot; [ms]&quot;)" office:value-type="string" office:string-value="Pomiar 22 [ms]" calcext:value-type="string">
            <text:p>Pomiar 22 [ms]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CONCATENATE(&quot;Pomiar &quot;;TEXT([.G25];0);&quot; [ms]&quot;)" office:value-type="string" office:string-value="Pomiar 23 [ms]" calcext:value-type="string">
            <text:p>Pomiar 23 [ms]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CONCATENATE(&quot;Pomiar &quot;;TEXT([.G26];0);&quot; [ms]&quot;)" office:value-type="string" office:string-value="Pomiar 24 [ms]" calcext:value-type="string">
            <text:p>Pomiar 24 [ms]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CONCATENATE(&quot;Pomiar &quot;;TEXT([.G27];0);&quot; [ms]&quot;)" office:value-type="string" office:string-value="Pomiar 25 [ms]" calcext:value-type="string">
            <text:p>Pomiar 25 [ms]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CONCATENATE(&quot;Pomiar &quot;;TEXT([.G28];0);&quot; [ms]&quot;)" office:value-type="string" office:string-value="Pomiar 26 [ms]" calcext:value-type="string">
            <text:p>Pomiar 26 [ms]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CONCATENATE(&quot;Pomiar &quot;;TEXT([.G29];0);&quot; [ms]&quot;)" office:value-type="string" office:string-value="Pomiar 27 [ms]" calcext:value-type="string">
            <text:p>Pomiar 27 [ms]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CONCATENATE(&quot;Pomiar &quot;;TEXT([.G30];0);&quot; [ms]&quot;)" office:value-type="string" office:string-value="Pomiar 28 [ms]" calcext:value-type="string">
            <text:p>Pomiar 28 [ms]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CONCATENATE(&quot;Pomiar &quot;;TEXT([.G31];0);&quot; [ms]&quot;)" office:value-type="string" office:string-value="Pomiar 29 [ms]" calcext:value-type="string">
            <text:p>Pomiar 29 [ms]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CONCATENATE(&quot;Pomiar &quot;;TEXT([.G32];0);&quot; [ms]&quot;)" office:value-type="string" office:string-value="Pomiar 30 [ms]" calcext:value-type="string">
            <text:p>Pomiar 30 [ms]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CONCATENATE(&quot;Pomiar &quot;;TEXT([.G33];0);&quot; [ms]&quot;)" office:value-type="string" office:string-value="Pomiar 31 [ms]" calcext:value-type="string">
            <text:p>Pomiar 31 [ms]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CONCATENATE(&quot;Pomiar &quot;;TEXT([.G34];0);&quot; [ms]&quot;)" office:value-type="string" office:string-value="Pomiar 32 [ms]" calcext:value-type="string">
            <text:p>Pomiar 32 [ms]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CONCATENATE(&quot;Pomiar &quot;;TEXT([.G35];0);&quot; [ms]&quot;)" office:value-type="string" office:string-value="Pomiar 33 [ms]" calcext:value-type="string">
            <text:p>Pomiar 33 [ms]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CONCATENATE(&quot;Pomiar &quot;;TEXT([.G36];0);&quot; [ms]&quot;)" office:value-type="string" office:string-value="Pomiar 34 [ms]" calcext:value-type="string">
            <text:p>Pomiar 34 [ms]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CONCATENATE(&quot;Pomiar &quot;;TEXT([.G37];0);&quot; [ms]&quot;)" office:value-type="string" office:string-value="Pomiar 35 [ms]" calcext:value-type="string">
            <text:p>Pomiar 35 [ms]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CONCATENATE(&quot;Pomiar &quot;;TEXT([.G38];0);&quot; [ms]&quot;)" office:value-type="string" office:string-value="Pomiar 36 [ms]" calcext:value-type="string">
            <text:p>Pomiar 36 [ms]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CONCATENATE(&quot;Pomiar &quot;;TEXT([.G39];0);&quot; [ms]&quot;)" office:value-type="string" office:string-value="Pomiar 37 [ms]" calcext:value-type="string">
            <text:p>Pomiar 37 [ms]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CONCATENATE(&quot;Pomiar &quot;;TEXT([.G40];0);&quot; [ms]&quot;)" office:value-type="string" office:string-value="Pomiar 38 [ms]" calcext:value-type="string">
            <text:p>Pomiar 38 [ms]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CONCATENATE(&quot;Pomiar &quot;;TEXT([.G41];0);&quot; [ms]&quot;)" office:value-type="string" office:string-value="Pomiar 39 [ms]" calcext:value-type="string">
            <text:p>Pomiar 39 [ms]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CONCATENATE(&quot;Pomiar &quot;;TEXT([.G42];0);&quot; [ms]&quot;)" office:value-type="string" office:string-value="Pomiar 40 [ms]" calcext:value-type="string">
            <text:p>Pomiar 40 [ms]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CONCATENATE(&quot;Pomiar &quot;;TEXT([.G43];0);&quot; [ms]&quot;)" office:value-type="string" office:string-value="Pomiar 41 [ms]" calcext:value-type="string">
            <text:p>Pomiar 41 [ms]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CONCATENATE(&quot;Pomiar &quot;;TEXT([.G44];0);&quot; [ms]&quot;)" office:value-type="string" office:string-value="Pomiar 42 [ms]" calcext:value-type="string">
            <text:p>Pomiar 42 [ms]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CONCATENATE(&quot;Pomiar &quot;;TEXT([.G45];0);&quot; [ms]&quot;)" office:value-type="string" office:string-value="Pomiar 43 [ms]" calcext:value-type="string">
            <text:p>Pomiar 43 [ms]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CONCATENATE(&quot;Pomiar &quot;;TEXT([.G46];0);&quot; [ms]&quot;)" office:value-type="string" office:string-value="Pomiar 44 [ms]" calcext:value-type="string">
            <text:p>Pomiar 44 [ms]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CONCATENATE(&quot;Pomiar &quot;;TEXT([.G47];0);&quot; [ms]&quot;)" office:value-type="string" office:string-value="Pomiar 45 [ms]" calcext:value-type="string">
            <text:p>Pomiar 45 [ms]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CONCATENATE(&quot;Pomiar &quot;;TEXT([.G48];0);&quot; [ms]&quot;)" office:value-type="string" office:string-value="Pomiar 46 [ms]" calcext:value-type="string">
            <text:p>Pomiar 46 [ms]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CONCATENATE(&quot;Pomiar &quot;;TEXT([.G49];0);&quot; [ms]&quot;)" office:value-type="string" office:string-value="Pomiar 47 [ms]" calcext:value-type="string">
            <text:p>Pomiar 47 [ms]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CONCATENATE(&quot;Pomiar &quot;;TEXT([.G50];0);&quot; [ms]&quot;)" office:value-type="string" office:string-value="Pomiar 48 [ms]" calcext:value-type="string">
            <text:p>Pomiar 48 [ms]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CONCATENATE(&quot;Pomiar &quot;;TEXT([.G51];0);&quot; [ms]&quot;)" office:value-type="string" office:string-value="Pomiar 49 [ms]" calcext:value-type="string">
            <text:p>Pomiar 49 [ms]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CONCATENATE(&quot;Pomiar &quot;;TEXT([.G52];0);&quot; [ms]&quot;)" office:value-type="string" office:string-value="Pomiar 50 [ms]" calcext:value-type="string">
            <text:p>Pomiar 50 [ms]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Default"/>
          <table:table-cell/>
          <table:table-cell table:style-name="ce4" table:number-columns-repeated="5"/>
        </table:table-row>
        <table:table-row table:style-name="ro1">
          <table:table-cell office:value-type="string" calcext:value-type="string">
            <text:p>Ilość elementów</text:p>
          </table:table-cell>
          <table:table-cell table:style-name="ce3" office:value-type="string" calcext:value-type="string">
            <text:p>Średni czas na podstawie 50 pomiarów w milisekundach [ms]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3:.B52])" office:value-type="float" office:value="19.82" calcext:value-type="float">
            <text:p>19,82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C3:.C52])" office:value-type="float" office:value="20.74" calcext:value-type="float">
            <text:p>20,74</text:p>
          </table:table-cell>
          <table:table-cell table:number-columns-repeated="5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AVERAGE([.D3:.D52])" office:value-type="float" office:value="8.5" calcext:value-type="float">
            <text:p>8,5</text:p>
          </table:table-cell>
          <table:table-cell table:number-columns-repeated="5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AVERAGE([.E3:.E52])" office:value-type="float" office:value="9.7" calcext:value-type="float">
            <text:p>9,7</text:p>
          </table:table-cell>
          <table:table-cell table:number-columns-repeated="5"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AVERAGE([.F3:.F52])" office:value-type="float" office:value="8.06" calcext:value-type="float">
            <text:p>8,06</text:p>
          </table:table-cell>
          <table:table-cell table:number-columns-repeated="5"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21:13:15.186039166</meta:creation-date>
    <meta:generator>LibreOffice/4.2.8.2$Linux_X86_64 LibreOffice_project/420m0$Build-2</meta:generator>
    <dc:date>2016-05-08T21:22:18.431660331</dc:date>
    <meta:editing-duration>PT4M1S</meta:editing-duration>
    <meta:editing-cycles>5</meta:editing-cycles>
    <meta:document-statistic meta:table-count="1" meta:cell-count="370" meta:object-count="0"/>
  </office:meta>
</office:document-meta>
</file>